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needed</text:p>
          </table:table-cell>
          <table:table-cell/>
          <table:table-cell office:value-type="string" calcext:value-type="string">
            <text:p>ex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([.A2]*[.$D$2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([.A3]*[.$D$2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([.A4]*[.$D$2])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([.A5]*[.$D$2])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([.A6]*[.$D$2])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+([.A7]*[.$D$2]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([.A8]*[.$D$2])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([.A9]*[.$D$2])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([.A10]*[.$D$2])"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([.A11]*[.$D$2])"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([.A12]*[.$D$2])"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([.A13]*[.$D$2])"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([.A14]*[.$D$2])" office:value-type="float" office:value="2375" calcext:value-type="float">
            <text:p>23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([.A15]*[.$D$2])" office:value-type="float" office:value="2725" calcext:value-type="float">
            <text:p>27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([.A16]*[.$D$2])"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([.A17]*[.$D$2])"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([.A18]*[.$D$2])" office:value-type="float" office:value="3925" calcext:value-type="float">
            <text:p>39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([.A19]*[.$D$2])"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([.A20]*[.$D$2])" office:value-type="float" office:value="4850" calcext:value-type="float">
            <text:p>48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([.A21]*[.$D$2])" office:value-type="float" office:value="5350" calcext:value-type="float">
            <text:p>53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([.A22]*[.$D$2])" office:value-type="float" office:value="5875" calcext:value-type="float">
            <text:p>58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([.A23]*[.$D$2])" office:value-type="float" office:value="6425" calcext:value-type="float">
            <text:p>64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([.A24]*[.$D$2])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([.A25]*[.$D$2])" office:value-type="float" office:value="7600" calcext:value-type="float">
            <text:p>76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([.A26]*[.$D$2])" office:value-type="float" office:value="8225" calcext:value-type="float">
            <text:p>82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([.A27]*[.$D$2])" office:value-type="float" office:value="8875" calcext:value-type="float">
            <text:p>88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+([.A28]*[.$D$2])" office:value-type="float" office:value="9550" calcext:value-type="float">
            <text:p>95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([.A29]*[.$D$2])" office:value-type="float" office:value="10250" calcext:value-type="float">
            <text:p>1025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([.A30]*[.$D$2])" office:value-type="float" office:value="10975" calcext:value-type="float">
            <text:p>109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([.A31]*[.$D$2])" office:value-type="float" office:value="11725" calcext:value-type="float">
            <text:p>117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([.A32]*[.$D$2])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([.A33]*[.$D$2])" office:value-type="float" office:value="13300" calcext:value-type="float">
            <text:p>133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([.A34]*[.$D$2])" office:value-type="float" office:value="14125" calcext:value-type="float">
            <text:p>14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([.A35]*[.$D$2])" office:value-type="float" office:value="14975" calcext:value-type="float">
            <text:p>149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([.A36]*[.$D$2])" office:value-type="float" office:value="15850" calcext:value-type="float">
            <text:p>1585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([.A37]*[.$D$2])" office:value-type="float" office:value="16750" calcext:value-type="float">
            <text:p>1675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([.A38]*[.$D$2])" office:value-type="float" office:value="17675" calcext:value-type="float">
            <text:p>176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([.A39]*[.$D$2])" office:value-type="float" office:value="18625" calcext:value-type="float">
            <text:p>186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([.A40]*[.$D$2])" office:value-type="float" office:value="19600" calcext:value-type="float">
            <text:p>196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([.A41]*[.$D$2])" office:value-type="float" office:value="20600" calcext:value-type="float">
            <text:p>206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([.A42]*[.$D$2])" office:value-type="float" office:value="21625" calcext:value-type="float">
            <text:p>2162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([.A43]*[.$D$2])" office:value-type="float" office:value="22675" calcext:value-type="float">
            <text:p>226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([.A44]*[.$D$2])" office:value-type="float" office:value="23750" calcext:value-type="float">
            <text:p>2375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([.A45]*[.$D$2])" office:value-type="float" office:value="24850" calcext:value-type="float">
            <text:p>2485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([.A46]*[.$D$2])" office:value-type="float" office:value="25975" calcext:value-type="float">
            <text:p>259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([.A47]*[.$D$2])" office:value-type="float" office:value="27125" calcext:value-type="float">
            <text:p>2712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([.A48]*[.$D$2])" office:value-type="float" office:value="28300" calcext:value-type="float">
            <text:p>283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([.A49]*[.$D$2])" office:value-type="float" office:value="29500" calcext:value-type="float">
            <text:p>295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([.A50]*[.$D$2])" office:value-type="float" office:value="30725" calcext:value-type="float">
            <text:p>307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([.A51]*[.$D$2])" office:value-type="float" office:value="31975" calcext:value-type="float">
            <text:p>319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([.A52]*[.$D$2])" office:value-type="float" office:value="33250" calcext:value-type="float">
            <text:p>3325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([.A53]*[.$D$2])" office:value-type="float" office:value="34550" calcext:value-type="float">
            <text:p>3455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([.A54]*[.$D$2])" office:value-type="float" office:value="35875" calcext:value-type="float">
            <text:p>358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([.A55]*[.$D$2])" office:value-type="float" office:value="37225" calcext:value-type="float">
            <text:p>372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([.A56]*[.$D$2])" office:value-type="float" office:value="38600" calcext:value-type="float">
            <text:p>386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([.A57]*[.$D$2]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([.A58]*[.$D$2])" office:value-type="float" office:value="41425" calcext:value-type="float">
            <text:p>414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([.A59]*[.$D$2])" office:value-type="float" office:value="42875" calcext:value-type="float">
            <text:p>4287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([.A60]*[.$D$2])" office:value-type="float" office:value="44350" calcext:value-type="float">
            <text:p>4435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+([.A61]*[.$D$2])" office:value-type="float" office:value="45850" calcext:value-type="float">
            <text:p>4585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([.A62]*[.$D$2])" office:value-type="float" office:value="47375" calcext:value-type="float">
            <text:p>473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+([.A63]*[.$D$2])" office:value-type="float" office:value="48925" calcext:value-type="float">
            <text:p>489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([.A64]*[.$D$2])" office:value-type="float" office:value="50500" calcext:value-type="float">
            <text:p>505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([.A65]*[.$D$2])" office:value-type="float" office:value="52100" calcext:value-type="float">
            <text:p>5210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+([.A66]*[.$D$2])" office:value-type="float" office:value="53725" calcext:value-type="float">
            <text:p>537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([.A67]*[.$D$2])" office:value-type="float" office:value="55375" calcext:value-type="float">
            <text:p>553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+([.A68]*[.$D$2])" office:value-type="float" office:value="57050" calcext:value-type="float">
            <text:p>5705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([.A69]*[.$D$2])" office:value-type="float" office:value="58750" calcext:value-type="float">
            <text:p>5875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+([.A70]*[.$D$2])" office:value-type="float" office:value="60475" calcext:value-type="float">
            <text:p>604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([.A71]*[.$D$2])" office:value-type="float" office:value="62225" calcext:value-type="float">
            <text:p>622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+([.A72]*[.$D$2])" office:value-type="float" office:value="64000" calcext:value-type="float">
            <text:p>640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+([.A73]*[.$D$2])" office:value-type="float" office:value="65800" calcext:value-type="float">
            <text:p>658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+([.A74]*[.$D$2])" office:value-type="float" office:value="67625" calcext:value-type="float">
            <text:p>676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+([.A75]*[.$D$2])" office:value-type="float" office:value="69475" calcext:value-type="float">
            <text:p>69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+([.A76]*[.$D$2])" office:value-type="float" office:value="71350" calcext:value-type="float">
            <text:p>7135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+([.A77]*[.$D$2])" office:value-type="float" office:value="73250" calcext:value-type="float">
            <text:p>7325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([.A78]*[.$D$2])" office:value-type="float" office:value="75175" calcext:value-type="float">
            <text:p>751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+([.A79]*[.$D$2])" office:value-type="float" office:value="77125" calcext:value-type="float">
            <text:p>771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+([.A80]*[.$D$2])" office:value-type="float" office:value="79100" calcext:value-type="float">
            <text:p>791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+([.A81]*[.$D$2])" office:value-type="float" office:value="81100" calcext:value-type="float">
            <text:p>8110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+([.A82]*[.$D$2])" office:value-type="float" office:value="83125" calcext:value-type="float">
            <text:p>83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+([.A83]*[.$D$2])" office:value-type="float" office:value="85175" calcext:value-type="float">
            <text:p>8517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+([.A84]*[.$D$2])" office:value-type="float" office:value="87250" calcext:value-type="float">
            <text:p>8725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([.A85]*[.$D$2])" office:value-type="float" office:value="89350" calcext:value-type="float">
            <text:p>8935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+([.A86]*[.$D$2])" office:value-type="float" office:value="91475" calcext:value-type="float">
            <text:p>914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+([.A87]*[.$D$2])" office:value-type="float" office:value="93625" calcext:value-type="float">
            <text:p>936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+([.A88]*[.$D$2])" office:value-type="float" office:value="95800" calcext:value-type="float">
            <text:p>958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+([.A89]*[.$D$2])" office:value-type="float" office:value="98000" calcext:value-type="float">
            <text:p>980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+([.A90]*[.$D$2])" office:value-type="float" office:value="100225" calcext:value-type="float">
            <text:p>10022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+([.A91]*[.$D$2])" office:value-type="float" office:value="102475" calcext:value-type="float">
            <text:p>10247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+([.A92]*[.$D$2])" office:value-type="float" office:value="104750" calcext:value-type="float">
            <text:p>10475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+([.A93]*[.$D$2])" office:value-type="float" office:value="107050" calcext:value-type="float">
            <text:p>10705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+([.A94]*[.$D$2])" office:value-type="float" office:value="109375" calcext:value-type="float">
            <text:p>10937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+([.A95]*[.$D$2])" office:value-type="float" office:value="111725" calcext:value-type="float">
            <text:p>11172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+([.A96]*[.$D$2])" office:value-type="float" office:value="114100" calcext:value-type="float">
            <text:p>1141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+([.A97]*[.$D$2])" office:value-type="float" office:value="116500" calcext:value-type="float">
            <text:p>1165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+([.A98]*[.$D$2])" office:value-type="float" office:value="118925" calcext:value-type="float">
            <text:p>1189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7:42:11.877890036</meta:creation-date>
    <dc:date>2018-11-07T08:10:22.296272192</dc:date>
    <meta:editing-duration>PT18M4S</meta:editing-duration>
    <meta:editing-cycles>2</meta:editing-cycles>
    <meta:generator>LibreOffice/6.0.6.2$Linux_X86_64 LibreOffice_project/00m0$Build-2</meta:generator>
    <meta:document-statistic meta:table-count="1" meta:cell-count="202" meta:object-count="0"/>
  </office:meta>
</office:document-meta>
</file>